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1" svg:font-family="Courier" style:font-family-generic="modern" style:font-pitch="fixed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0073" style:font-weight-asian="bold"/>
    </style:style>
    <style:style style:name="P2" style:family="paragraph" style:parent-style-name="Standard">
      <style:text-properties fo:font-weight="bold" officeooo:rsid="00190073" officeooo:paragraph-rsid="00190073" style:font-weight-asian="bold"/>
    </style:style>
    <style:style style:name="P3" style:family="paragraph" style:parent-style-name="List_20_Paragraph">
      <style:text-properties officeooo:paragraph-rsid="00199aec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List_20_Paragraph" style:list-style-name="WWNum6"/>
    <style:style style:name="P6" style:family="paragraph" style:parent-style-name="List_20_Paragraph" style:list-style-name="WWNum6">
      <style:text-properties officeooo:paragraph-rsid="00199aec"/>
    </style:style>
    <style:style style:name="P7" style:family="paragraph" style:parent-style-name="List_20_Paragraph" style:list-style-name="WWNum6">
      <style:text-properties officeooo:paragraph-rsid="001aa6c3"/>
    </style:style>
    <style:style style:name="P8" style:family="paragraph" style:parent-style-name="List_20_Paragraph" style:list-style-name="WWNum6">
      <style:text-properties officeooo:paragraph-rsid="00200ba0"/>
    </style:style>
    <style:style style:name="P9" style:family="paragraph" style:parent-style-name="List_20_Paragraph" style:list-style-name="WWNum8"/>
    <style:style style:name="P10" style:family="paragraph" style:parent-style-name="List_20_Paragraph" style:list-style-name="WWNum8">
      <style:text-properties style:font-name="Courier 10 Pitch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90073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"/>
    </style:style>
    <style:style style:name="T5" style:family="text">
      <style:text-properties style:font-name="Courier" fo:font-weight="bold" style:font-weight-asian="bold" style:font-weight-complex="bold"/>
    </style:style>
    <style:style style:name="T6" style:family="text">
      <style:text-properties style:font-name="Courier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Courier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officeooo:rsid="00199aec"/>
    </style:style>
    <style:style style:name="T9" style:family="text">
      <style:text-properties officeooo:rsid="001c2c1c"/>
    </style:style>
    <style:style style:name="T10" style:family="text">
      <style:text-properties officeooo:rsid="001dd6a2"/>
    </style:style>
    <style:style style:name="T11" style:family="text">
      <style:text-properties style:font-name="Courier1"/>
    </style:style>
    <style:style style:name="T12" style:family="text">
      <style:text-properties style:font-name="Courier1" fo:font-style="italic" style:font-style-asian="italic" style:font-style-complex="italic"/>
    </style:style>
    <style:style style:name="T13" style:family="text">
      <style:text-properties style:font-name="Courier1" fo:font-style="normal" style:font-style-asian="normal" style:font-style-complex="normal"/>
    </style:style>
    <style:style style:name="T14" style:family="text">
      <style:text-properties style:font-name="Courier 10 Pitch"/>
    </style:style>
    <style:style style:name="T15" style:family="text">
      <style:text-properties style:font-name="Courier 10 Pitch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style:font-name="Courier 10 Pitch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Courier 10 Pitch" fo:font-style="normal" style:font-style-asian="normal" style:font-style-complex="normal"/>
    </style:style>
    <style:style style:name="T18" style:family="text">
      <style:text-properties style:font-name="Courier 10 Pitch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Web Design </text:span><text:span text:style-name="T2">1</text:span><text:span text:style-name="T1"><text:tab/><text:tab/><text:tab/><text:tab/><text:tab/><text:tab/><text:tab/>Name ________________________________</text:span></text:p>
      <text:p text:style-name="Standard"><text:span text:style-name="T2">Unit 3: Colors on the Web<text:tab/><text:tab/></text:span><text:span text:style-name="T1"><text:tab/><text:tab/><text:tab/>Date<text:tab/>________</text:span><text:span text:style-name="T2">_</text:span><text:span text:style-name="T1">_______ Period _______</text:span></text:p>
      <text:p text:style-name="P1"/>
      <text:p text:style-name="P2">Practice Prob<text:span text:style-name="T9">l</text:span>ems:</text:p>
      <text:list xml:id="list2372474733633275935" text:style-name="WWNum6">
        <text:list-item>
          <text:p text:style-name="P5">Express the decimal number 4026 using powers of 10.</text:p>
        </text:list-item>
      </text:list>
      <text:p text:style-name="List_20_Paragraph"/>
      <text:list xml:id="list91259581346417" text:continue-numbering="true" text:style-name="WWNum6">
        <text:list-item>
          <text:p text:style-name="P5">Show work to convert each hexadecimal number to decimal.</text:p>
          <text:p text:style-name="P5"/>
        </text:list-item>
      </text:list>
      <text:list xml:id="list7248129254297143655" text:style-name="WWNum8">
        <text:list-item>
          <text:p text:style-name="P10">#E</text:p>
        </text:list-item>
        <text:list-item>
          <text:p text:style-name="P10">#2B6</text:p>
        </text:list-item>
        <text:list-item>
          <text:p text:style-name="P10">#F7A0</text:p>
          <text:p text:style-name="P9"/>
        </text:list-item>
      </text:list>
      <text:list xml:id="list91259560135057" text:continue-list="list91259581346417" text:style-name="WWNum6">
        <text:list-item>
          <text:p text:style-name="P5">Suppose you see the code <text:span text:style-name="T16">background-color:#00F48C;</text:span><text:span text:style-name="T15"> </text:span>in CSS file. What are the decimal values for the component colors red, green, and blue?</text:p>
        </text:list-item>
      </text:list>
      <text:p text:style-name="List_20_Paragraph"/>
      <text:list xml:id="list91260498612820" text:continue-numbering="true" text:style-name="WWNum6">
        <text:list-item>
          <text:p text:style-name="P5">What is the minimum decimal value for the amount of a component color? The maximum?</text:p>
        </text:list-item>
      </text:list>
      <text:p text:style-name="List_20_Paragraph"/>
      <text:list xml:id="list91260462571882" text:continue-numbering="true" text:style-name="WWNum6">
        <text:list-item>
          <text:p text:style-name="P5">How many total colors are possible to display on a web page? Show how this value can be calculated.</text:p>
          <text:p text:style-name="P5"/>
        </text:list-item>
        <text:list-item>
          <text:p text:style-name="P5">What is the hex code for pure green? Pure black? Pure white?</text:p>
          <text:p text:style-name="P5"/>
        </text:list-item>
        <text:list-item>
          <text:p text:style-name="P6">The colors <text:span text:style-name="T17">#DD0000</text:span><text:span text:style-name="T19"> </text:span>and <text:span text:style-name="T14">#660000</text:span> are both red. Which is brighter? Explain how you can tell by looking at the hex code.</text:p>
        </text:list-item>
      </text:list>
      <text:p text:style-name="P3"/>
      <text:list xml:id="list91259024055590" text:continue-numbering="true" text:style-name="WWNum6">
        <text:list-item>
          <text:p text:style-name="P5">Write hex codes for a color that would be a light gray. A medium gray. A dark gray.</text:p>
          <text:p text:style-name="P5"/>
        </text:list-item>
        <text:list-item>
          <text:p text:style-name="P6">Go to the website for your favorite college or pro <text:span text:style-name="T10">sports</text:span> team. What team did you pick? Use <text:span text:style-name="T8">a color picker</text:span> application to find the hex codes for the colors used in their logo.</text:p>
          <text:p text:style-name="P6"/>
        </text:list-item>
        <text:list-item>
          <text:p text:style-name="P7">Go to the website <text:a xlink:type="simple" xlink:href="http://www.developingwebs.net/tools/color.php">http://www.developingwebs.net/tools/color.php</text:a>. Play with the sliders until you find hex codes for a light blue, dark blue, and red that would be good for the Mann website.</text:p>
          <text:p text:style-name="P7"/>
        </text:list-item>
        <text:list-item>
          <text:p text:style-name="P8">What scientist proved that white light is the mixture of all colors? Describe his experiment briefly.</text:p>
          <text:p text:style-name="P7"/>
        </text:list-item>
        <text:list-item>
          <text:p text:style-name="P7">When we mix paint to produce different colors we are using a subtractive color method, but mixing light on computers is an additive method. Explain what subtractive and additive methods are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1" svg:font-family="Courier" style:font-family-generic="modern" style:font-pitch="fixed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CSD</meta:initial-creator>
    <meta:editing-cycles>102</meta:editing-cycles>
    <meta:print-date>2012-09-13T12:10:00</meta:print-date>
    <meta:creation-date>2008-08-26T12:05:00</meta:creation-date>
    <dc:date>2014-05-17T09:12:58.160637090</dc:date>
    <meta:editing-duration>PT24M9S</meta:editing-duration>
    <meta:generator>LibreOffice/4.2.3.3$Linux_X86_64 LibreOffice_project/420m0$Build-3</meta:generator>
    <meta:document-statistic meta:table-count="0" meta:image-count="0" meta:object-count="0" meta:page-count="1" meta:paragraph-count="19" meta:word-count="273" meta:character-count="1524" meta:non-whitespace-character-count="1274"/>
    <meta:user-defined meta:name="AppVersion">12.0000</meta:user-defined>
    <meta:user-defined meta:name="Company">Greenville County School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